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4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style:contextual-spacing="true" fo:text-indent="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style:contextual-spacing="true" fo:text-indent="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yer 3-Inputs and Outputs </text:span></text:p>
      <text:p text:style-name="P1"/>
      <text:p text:style-name="P1"/>
      <text:p text:style-name="P1"><text:span text:style-name="T1">Είσοδος</text:span></text:p>
      <text:p text:style-name="P1"/>
      <text:p text:style-name="P1">Έχουμε ορίσει το μήνυμα μας ως μια ακολουθία bit το οποίο περιλαμβάνει κωδικοποιημένα την πληροφορία που θέλουμε να στείλουμε , την συσκευή που χρησιμοποιούμε </text:p>
      <text:p text:style-name="P1"/>
      <text:p text:style-name="P1">Παίρνοντας ως δεδομένο ότι αυτό το μήνυμα εξάγεται από το πρώτο layer κατευθυνόμενο προς την μονάδα επεξεργασίας με επιτυχία , συμφωνούμε πως αυτό θα παραμείνει αυτούσιο .</text:p>
      <text:p text:style-name="P1"/>
      <text:p text:style-name="P1">Ο λόγος της παραπάνω συμφωνίας στηρίζεται στο γεγονός ότι το μήνυμα μας θα περιλαμβάνει τις εξής πληροφορίες κατά αυτήν την σειρά (από δεξιά προς τα αριστερά της ακολουθίας των bit) .</text:p>
      <text:p text:style-name="P1"><text:s/></text:p>
      <text:list xml:id="list5244944629091760094" text:style-name="WWNum1">
        <text:list-item>
          <text:p text:style-name="P5">Τα πρώτα ( 4 πχ) bit δηλώνουν στην μονάδα επεξεργασίας το είδος της συσκευής αλληλεπίδρασης του που συνδέεται στο πρώτο layer ώστε αυτή να αντιδράσει αναλόγως.</text:p>
        </text:list-item>
        <text:list-item>
          <text:p text:style-name="P5">τα επόμενα <text:s/>περιέχουν την εντολή που δώσαμε . Συγκεκριμένα : </text:p>
        </text:list-item>
      </text:list>
      <text:p text:style-name="P1"><text:s text:c="8"/>α) Για κουμπί </text:p>
      <text:p text:style-name="P1"><text:s text:c="11"/>1 = πάτημα του κουμπιού</text:p>
      <text:p text:style-name="P1"><text:s text:c="11"/>0 = όχιπάτημα κουμπιού</text:p>
      <text:p text:style-name="P1"/>
      <text:p text:style-name="P1"><text:s text:c="11"/>Λίστα με συνδυασμούς πατωμάτων </text:p>
      <text:p text:style-name="P1"><text:s text:c="11"/>11 = διπλό κλικ</text:p>
      <text:p text:style-name="P1"><text:s text:c="11"/>1 hold = παρατεταμένο κλικ </text:p>
      <text:p text:style-name="P1"><text:s text:c="11"/>κτλ</text:p>
      <text:p text:style-name="P1"><text:s text:c="7"/>β) Για JoyStick </text:p>
      <text:p text:style-name="P1"><text:s text:c="11"/>00 = δεξιά </text:p>
      <text:p text:style-name="P1"><text:s text:c="11"/>01 = κάτω</text:p>
      <text:p text:style-name="P1"><text:s text:c="11"/>10 = αριστερά</text:p>
      <text:p text:style-name="P1"><text:s text:c="11"/>11 = <text:s/>πάνω</text:p>
      <text:p text:style-name="P1"/>
      <text:p text:style-name="P1"><text:s text:c="7"/>γ) (Οποτεδήποτε άλλη συσκευή μπει στην συνέχεια)</text:p>
      <text:p text:style-name="P1"><text:s text:c="9"/></text:p>
      <text:p text:style-name="P1"><text:s text:c="11"/>….</text:p>
      <text:p text:style-name="P1"><text:s text:c="5"/>3) (Τα επόμενα bit θα δηλώνουν άλλες λειτουργίες τις οποίες δεν έχουμε καθορίσει ακόμα</text:p>
      <text:p text:style-name="P1"><text:s/></text:p>
      <text:p text:style-name="P1"/>
      <text:p text:style-name="P1">Παράδειγμα κατανόησης 1</text:p>
      <text:p text:style-name="P1">Το 1100100101 σημαίνει ….</text:p>
      <text:p text:style-name="P1"/>
      <text:p text:style-name="P1"/>
      <text:p text:style-name="P1"/>
      <text:p text:style-name="P1"/>
      <text:p text:style-name="P1"><text:span text:style-name="T1">Έξοδος</text:span></text:p>
      <text:p text:style-name="P1"/>
      <text:p text:style-name="P1"><text:soft-page-break/></text:p>
      <text:p text:style-name="P1">(Ιδέα χωρίς ASCII )</text:p>
      <text:p text:style-name="P1"/>
      <text:p text:style-name="P1">Στην έξοδο της μονάδας επεξεργασίας θα έχουμε δυο τύπους .</text:p>
      <text:p text:style-name="P1"/>
      <text:list xml:id="list1830116136304844858" text:style-name="WWNum2">
        <text:list-item>
          <text:p text:style-name="P6">HDMI για απλή προβολή των αποτελεσμάτων σε κάθε μέσο που είναι συμβατό.</text:p>
        </text:list-item>
        <text:list-item>
          <text:p text:style-name="P6">USB σε περιπτώσεις που συνδεθούμε με υπολογιστή . Το σύστημα μας θα έχει τροποποιηθεί αναλόγως ώστε ο υπολογιστής να το βλέπει ως ποντίκι ή πληκτρολόγιο ή ως οτιδήποτε <text:s/>με την βοήθεια κατάλληλων drivers. Η μονάδα επεξεργασίας θα πρέπει να εκτελεί κατάλληλες βιβλιοθήκες που θα επιτρέπουν να φαίνεται στον υπολογιστή ως μια συσκευή σαν το ποντίκι , για παράδειγμα .</text:p>
        </text:list-item>
      </text:list>
      <text:p text:style-name="P2"/>
      <text:p text:style-name="P3"/>
      <text:p text:style-name="P2"/>
      <text:p text:style-name="P2"><text:span text:style-name="T1">Εύρεση υπάρχοντος λύσεων</text:span></text:p>
      <text:p text:style-name="P2"/>
      <text:p text:style-name="P3"/>
      <text:p text:style-name="P3">1) <text:s/>Raspberry pi 2</text:p>
      <text:p text:style-name="P3"/>
      <text:p text:style-name="P1">2) Άλλα boards τα οποία έχουν μικρότερη κοινότητα στο internet</text:p>
      <text:p text:style-name="P1"/>
      <text:p text:style-name="P1">3)Σχεδίαση κυκλώματος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302" meta:character-count="1955" meta:non-whitespace-character-count="1519"/>
    <meta:generator>LibreOffice/4.2.8.2$Linux_X86_64 LibreOffice_project/420m0$Build-2</meta:generator>
  </office:meta>
</office:document-meta>
</file>